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941" officeooo:paragraph-rsid="000af0ad"/>
    </style:style>
    <style:style style:name="P2" style:family="paragraph" style:parent-style-name="Standard">
      <style:text-properties officeooo:rsid="0013d79b" officeooo:paragraph-rsid="000af0ad"/>
    </style:style>
    <style:style style:name="P3" style:family="paragraph" style:parent-style-name="Standard">
      <style:text-properties officeooo:rsid="000af0ad" officeooo:paragraph-rsid="000af0ad"/>
    </style:style>
    <style:style style:name="P4" style:family="paragraph" style:parent-style-name="Standard">
      <style:paragraph-properties fo:text-align="center" style:justify-single-word="false"/>
      <style:text-properties officeooo:rsid="000c8e4d" officeooo:paragraph-rsid="000c8e4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8e4d" officeooo:paragraph-rsid="000c8e4d" style:font-weight-asian="bold" style:font-weight-complex="bold"/>
    </style:style>
    <style:style style:name="P6" style:family="paragraph" style:parent-style-name="Standard" style:list-style-name="L1">
      <style:text-properties officeooo:rsid="000af0ad" officeooo:paragraph-rsid="000af0ad"/>
    </style:style>
    <style:style style:name="P7" style:family="paragraph" style:parent-style-name="Standard" style:list-style-name="L2">
      <style:text-properties officeooo:rsid="000af0ad" officeooo:paragraph-rsid="000af0ad"/>
    </style:style>
    <style:style style:name="P8" style:family="paragraph" style:parent-style-name="Standard">
      <style:text-properties officeooo:rsid="000af0ad" officeooo:paragraph-rsid="000e1906"/>
    </style:style>
    <style:style style:name="P9" style:family="paragraph" style:parent-style-name="Standard">
      <style:text-properties fo:font-weight="bold" officeooo:rsid="000e1906" officeooo:paragraph-rsid="000e190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c8e4d" officeooo:paragraph-rsid="000c8e4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e94db" officeooo:paragraph-rsid="000e94d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ccf47" officeooo:paragraph-rsid="000e94d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0c8e4d" officeooo:paragraph-rsid="000c8e4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e94db" officeooo:paragraph-rsid="000e94d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f2f31" officeooo:paragraph-rsid="000f2f3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f5f6a" officeooo:paragraph-rsid="000f5f6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09068" officeooo:paragraph-rsid="0010906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0ad" style:font-weight-asian="bold" style:font-weight-complex="bold"/>
    </style:style>
    <style:style style:name="T3" style:family="text">
      <style:text-properties officeooo:rsid="000af0a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4</text:span>- <text:span text:style-name="T1">[</text:span><text:span text:style-name="T2">ALCANCE</text:span><text:span text:style-name="T1">]</text:span></text:p>
      <text:p text:style-name="P1">Consigna: <text:span text:style-name="T3">Determine si los siguientes lenguajes tienen alcance estático o alcance dinámico: </text:span></text:p>
      <text:list xml:id="list7635636008685044984" text:style-name="L1">
        <text:list-item>
          <text:p text:style-name="P6">Python, </text:p>
        </text:list-item>
        <text:list-item>
          <text:p text:style-name="P6">Haskell</text:p>
        </text:list-item>
        <text:list-item>
          <text:p text:style-name="P6">Java</text:p>
        </text:list-item>
      </text:list>
      <text:list xml:id="list10168491150084086" text:style-name="L2">
        <text:list-item>
          <text:p text:style-name="P7">Scala </text:p>
        </text:list-item>
        <text:list-item>
          <text:p text:style-name="P7">C</text:p>
        </text:list-item>
        <text:list-item>
          <text:p text:style-name="P7">Javascript</text:p>
        </text:list-item>
        <text:list-item>
          <text:p text:style-name="P7">Ruby.</text:p>
        </text:list-item>
      </text:list>
      <text:p text:style-name="P3"/>
      <text:p text:style-name="P8">Para cada uno de estos lenguajes, cree un programa (simple) que lo demuestre.</text:p>
      <text:p text:style-name="P8"/>
      <text:p text:style-name="P8"/>
      <text:p text:style-name="P9">Definición.</text:p>
      <text:p text:style-name="P9"/>
      <text:p text:style-name="P9">Alcance Estático: <text:span text:style-name="T4">El valor de las variables globales se obtiene del bloque inmediatamente contenedor.</text:span></text:p>
      <text:p text:style-name="P9"><text:span text:style-name="T4"/></text:p>
      <text:p text:style-name="P9">Alcance Dinámico: <text:span text:style-name="T4">El valor de las variables globales se obtiene del </text:span>activation record<text:span text:style-name="T4"> más reciente.</text:span></text:p>
      <text:p text:style-name="P9"/>
      <text:p text:style-name="P3"/>
      <text:p text:style-name="P5">Python.</text:p>
      <text:p text:style-name="P11"/>
      <text:p text:style-name="P11">Código.</text:p>
      <text:p text:style-name="P11"/>
      <text:p text:style-name="P11">global_var = 1</text:p>
      <text:p text:style-name="P11"></text:p>
      <text:p text:style-name="P14">def function_a(z):</text:p>
      <text:p text:style-name="P14"><text:tab/>print "function_a, z-&gt; ", z</text:p>
      <text:p text:style-name="P14"><text:tab/>print "function_a, global_var-&gt; ", global_var</text:p>
      <text:p text:style-name="P14"><text:tab/>print "return: ", (global_var+z)</text:p>
      <text:p text:style-name="P14"><text:tab/>return (global_var + z)</text:p>
      <text:p text:style-name="P14"></text:p>
      <text:p text:style-name="P14">def function_b(y):</text:p>
      <text:p text:style-name="P14"><text:tab/>print "function_b, y-&gt; ", y</text:p>
      <text:p text:style-name="P14"><text:tab/>global global_var</text:p>
      <text:p text:style-name="P14"><text:tab/>global_var = y+1</text:p>
      <text:p text:style-name="P14"><text:tab/>print "function_b, global_var-&gt; ", global_var</text:p>
      <text:p text:style-name="P14"><text:tab/>print "function_b, return: ", (global_var * y)</text:p>
      <text:p text:style-name="P14"><text:tab/>return function_a(global_var * y)</text:p>
      <text:p text:style-name="P14"></text:p>
      <text:p text:style-name="P14">function_b(3)</text:p>
      <text:p text:style-name="P11"/>
      <text:p text:style-name="P12">La salida en pantalla que se obtuvo al ejecutar el código es:</text:p>
      <text:p text:style-name="P12"/>
      <text:p text:style-name="P14">function_b, y-&gt; <text:s/>3</text:p>
      <text:p text:style-name="P14">function_b, global_var-&gt; <text:s/>4</text:p>
      <text:p text:style-name="P14">function_b, return: <text:s/>12</text:p>
      <text:p text:style-name="P14">function_a, z-&gt; <text:s/>12</text:p>
      <text:p text:style-name="P14">function_a, global_var-&gt; <text:s/>4</text:p>
      <text:p text:style-name="P14">return: <text:s/>16</text:p>
      <text:p text:style-name="P11"><text:soft-page-break/>Explicación.</text:p>
      <text:p text:style-name="P5"/>
      <text:p text:style-name="P5"/>
      <text:p text:style-name="P5">Haskell.</text:p>
      <text:p text:style-name="P5"/>
      <text:p text:style-name="P11">Código.</text:p>
      <text:p text:style-name="P11"/>
      <text:p text:style-name="P12">La salida en pantalla que se obtuvo al ejecutar el código es:</text:p>
      <text:p text:style-name="P5"/>
      <text:p text:style-name="P5"/>
      <text:p text:style-name="P5">Java.</text:p>
      <text:p text:style-name="P5"/>
      <text:p text:style-name="P11">Código.</text:p>
      <text:p text:style-name="P11"/>
      <text:p text:style-name="P15">class Global {</text:p>
      <text:p text:style-name="P15"><text:s text:c="4"/>public static int global_var = 1;</text:p>
      <text:p text:style-name="P15">}</text:p>
      <text:p text:style-name="P15"></text:p>
      <text:p text:style-name="P15">class Alcance {</text:p>
      <text:p text:style-name="P15"><text:s text:c="4"/></text:p>
      <text:p text:style-name="P15"><text:s text:c="4"/>public static int fun_a(int z){</text:p>
      <text:p text:style-name="P15"><text:s text:c="8"/>System.out.println("esto es 'z' en fun_a");</text:p>
      <text:p text:style-name="P15"><text:s text:c="8"/>System.out.println(z);</text:p>
      <text:p text:style-name="P15"><text:s text:c="8"/>System.out.println("esto es 'global_var' en fun_a");</text:p>
      <text:p text:style-name="P15"><text:s text:c="8"/>System.out.println(Global.global_var);</text:p>
      <text:p text:style-name="P15"><text:s text:c="8"/>return (z + Global.global_var);</text:p>
      <text:p text:style-name="P15"><text:s text:c="4"/>}</text:p>
      <text:p text:style-name="P15"><text:s text:c="4"/></text:p>
      <text:p text:style-name="P15"><text:s text:c="4"/>public static int fun_b(int y){</text:p>
      <text:p text:style-name="P15"><text:s text:c="8"/>/*int global_var = 0;*/</text:p>
      <text:p text:style-name="P15"></text:p>
      <text:p text:style-name="P15"><text:s text:c="8"/>System.out.println("esto es 'y' en fun_b");</text:p>
      <text:p text:style-name="P15"><text:s text:c="8"/>System.out.println(y);</text:p>
      <text:p text:style-name="P15"><text:s text:c="8"/>System.out.println("esto es 'global_var' en fun_b");</text:p>
      <text:p text:style-name="P15"><text:s text:c="8"/>System.out.println(Global.global_var);</text:p>
      <text:p text:style-name="P15"></text:p>
      <text:p text:style-name="P15"><text:s text:c="8"/>Global.global_var = y + 1;</text:p>
      <text:p text:style-name="P15"><text:s text:c="8"/>System.out.println("ahora 'global_var' = y+1 (sigo en fun_b)");</text:p>
      <text:p text:style-name="P15"><text:s text:c="8"/>System.out.println(Global.global_var);</text:p>
      <text:p text:style-name="P15"><text:s text:c="8"/>return fun_a(Global.global_var * y);</text:p>
      <text:p text:style-name="P15"><text:s text:c="4"/>}</text:p>
      <text:p text:style-name="P15"></text:p>
      <text:p text:style-name="P15"><text:s text:c="4"/>public static void main(String[] args){</text:p>
      <text:p text:style-name="P15"><text:s text:c="8"/>System.out.println("main");</text:p>
      <text:p text:style-name="P15"><text:s text:c="8"/></text:p>
      <text:p text:style-name="P15"><text:s text:c="8"/>int result;</text:p>
      <text:p text:style-name="P15"><text:s text:c="8"/>result = fun_b(3);</text:p>
      <text:p text:style-name="P15"></text:p>
      <text:p text:style-name="P15"><text:s text:c="8"/>System.out.println(result);</text:p>
      <text:p text:style-name="P15"><text:s text:c="4"/>}</text:p>
      <text:p text:style-name="P15"></text:p>
      <text:p text:style-name="P15">}</text:p>
      <text:p text:style-name="P15"><text:soft-page-break/></text:p>
      <text:p text:style-name="P11"/>
      <text:p text:style-name="P12">La salida en pantalla que se obtuvo al ejecutar el código es:</text:p>
      <text:p text:style-name="P12"/>
      <text:p text:style-name="P15">main</text:p>
      <text:p text:style-name="P15">esto es 'y' en fun_b</text:p>
      <text:p text:style-name="P15">3</text:p>
      <text:p text:style-name="P15">esto es 'global_var' en fun_b</text:p>
      <text:p text:style-name="P15">1</text:p>
      <text:p text:style-name="P15">ahora 'global_var' = y+1 (sigo en fun_b)</text:p>
      <text:p text:style-name="P15">4</text:p>
      <text:p text:style-name="P15">esto es 'z' en fun_a</text:p>
      <text:p text:style-name="P15">12</text:p>
      <text:p text:style-name="P15">esto es 'global_var' en fun_a</text:p>
      <text:p text:style-name="P15">4</text:p>
      <text:p text:style-name="P15">16</text:p>
      <text:p text:style-name="P5"/>
      <text:p text:style-name="P5"/>
      <text:p text:style-name="P5">Scala.</text:p>
      <text:p text:style-name="P5"/>
      <text:p text:style-name="P11">Código.</text:p>
      <text:p text:style-name="P11"/>
      <text:p text:style-name="P12">La salida en pantalla que se obtuvo al ejecutar el código es:</text:p>
      <text:p text:style-name="P5"/>
      <text:p text:style-name="P5"/>
      <text:p text:style-name="P5">C.</text:p>
      <text:p text:style-name="P5"/>
      <text:p text:style-name="P11">Código.</text:p>
      <text:p text:style-name="P11"/>
      <text:p text:style-name="P16">#include &lt;stdio.h&gt;</text:p>
      <text:p text:style-name="P16"></text:p>
      <text:p text:style-name="P16">int global = 1;</text:p>
      <text:p text:style-name="P16"></text:p>
      <text:p text:style-name="P16">int function_a(int z){</text:p>
      <text:p text:style-name="P16"><text:s text:c="4"/>printf("en function_a 'z' vale: %d\n",z);</text:p>
      <text:p text:style-name="P16"><text:s text:c="4"/>printf("en function_a 'global' vale: %d\n",global);</text:p>
      <text:p text:style-name="P16"><text:s text:c="4"/>printf("como 'global' vale 4 entonces tomo el valor del bloque en function_b\n");</text:p>
      <text:p text:style-name="P16"><text:s text:c="4"/>printf("entonces C tiene un ALCANCE ESTATICO\n");</text:p>
      <text:p text:style-name="P16"><text:s text:c="4"/>return z + global;</text:p>
      <text:p text:style-name="P16">}</text:p>
      <text:p text:style-name="P16"></text:p>
      <text:p text:style-name="P16">int function_b(int y){</text:p>
      <text:p text:style-name="P16"><text:s text:c="4"/>printf("\nen function_b 'y' vale: %d\n",y);</text:p>
      <text:p text:style-name="P16"><text:s text:c="4"/>int global = y+1;</text:p>
      <text:p text:style-name="P16"><text:s text:c="4"/>printf("'global' es local para function_b y vale: %d\n\n",global);</text:p>
      <text:p text:style-name="P16"><text:s text:c="4"/>return (function_a(global*y));</text:p>
      <text:p text:style-name="P16">}</text:p>
      <text:p text:style-name="P16"></text:p>
      <text:p text:style-name="P16">int main(void){</text:p>
      <text:p text:style-name="P16"><text:s text:c="4"/>int res = 0;</text:p>
      <text:p text:style-name="P16"><text:s text:c="4"/>res = function_b(3);</text:p>
      <text:p text:style-name="P16"><text:s text:c="4"/>printf("%d\n\n",res);</text:p>
      <text:p text:style-name="P16"><text:soft-page-break/></text:p>
      <text:p text:style-name="P16"><text:s text:c="4"/>return 0;</text:p>
      <text:p text:style-name="P16">}</text:p>
      <text:p text:style-name="P11"/>
      <text:p text:style-name="P12">La salida en pantalla que se obtuvo al ejecutar el código es:</text:p>
      <text:p text:style-name="P12"/>
      <text:p text:style-name="P16">en function_b 'y' vale: 3</text:p>
      <text:p text:style-name="P16">'global' es local para function_b y vale: 4</text:p>
      <text:p text:style-name="P16"></text:p>
      <text:p text:style-name="P16">en function_a 'z' vale: 12</text:p>
      <text:p text:style-name="P16">en function_a 'global' vale: 1</text:p>
      <text:p text:style-name="P16">como 'global' vale 4 entonces tomo el valor del bloque en function_b</text:p>
      <text:p text:style-name="P16">entonces C tiene un ALCANCE ESTATICO</text:p>
      <text:p text:style-name="P16">13</text:p>
      <text:p text:style-name="P5"/>
      <text:p text:style-name="P5"/>
      <text:p text:style-name="P5">JavaScript.</text:p>
      <text:p text:style-name="P5"/>
      <text:p text:style-name="P11">Código.</text:p>
      <text:p text:style-name="P11"/>
      <text:p text:style-name="P12">La salida en pantalla que se obtuvo al ejecutar el código es:</text:p>
      <text:p text:style-name="P4"/>
      <text:p text:style-name="P4"/>
      <text:p text:style-name="P4"><text:span text:style-name="T1">Ruby</text:span>.</text:p>
      <text:p text:style-name="P4"/>
      <text:p text:style-name="P11">Código.</text:p>
      <text:p text:style-name="P11"/>
      <text:p text:style-name="P17">$global_var = 1</text:p>
      <text:p text:style-name="P17"></text:p>
      <text:p text:style-name="P17">def function_a(z)</text:p>
      <text:p text:style-name="P17"><text:tab/>print "function_a, z --&gt; ", z</text:p>
      <text:p text:style-name="P17"><text:tab/>print "\n"</text:p>
      <text:p text:style-name="P17"><text:tab/>print "function_a, global_var --&gt; ", $global_var</text:p>
      <text:p text:style-name="P17"><text:tab/>print "\n"</text:p>
      <text:p text:style-name="P17"><text:tab/>print "resultado de function_a = ", ($global_var + z)</text:p>
      <text:p text:style-name="P17"><text:tab/>print "\n"</text:p>
      <text:p text:style-name="P17"><text:tab/>return $global_var + z</text:p>
      <text:p text:style-name="P17"></text:p>
      <text:p text:style-name="P17">end</text:p>
      <text:p text:style-name="P17"></text:p>
      <text:p text:style-name="P17">def function_b(y)</text:p>
      <text:p text:style-name="P17"><text:tab/>print "function_b, y --&gt; ", y</text:p>
      <text:p text:style-name="P17"><text:tab/>print "\n"</text:p>
      <text:p text:style-name="P17"><text:tab/>$global_var = y+1</text:p>
      <text:p text:style-name="P17"><text:tab/>print "function_b, global_var --&gt; ", $global_var</text:p>
      <text:p text:style-name="P17"><text:tab/>print "\n"</text:p>
      <text:p text:style-name="P17"><text:tab/>print "function_b, return: ", ($global_var*y)</text:p>
      <text:p text:style-name="P17"><text:tab/>print "\n"</text:p>
      <text:p text:style-name="P17"><text:tab/>return function_a($global_var*y)</text:p>
      <text:p text:style-name="P17"></text:p>
      <text:p text:style-name="P17">end</text:p>
      <text:p text:style-name="P17"></text:p>
      <text:p text:style-name="P17"><text:soft-page-break/>function_b(3)</text:p>
      <text:p text:style-name="P11"/>
      <text:p text:style-name="P12">La salida en pantalla que se obtuvo al ejecutar el código es:</text:p>
      <text:p text:style-name="P12"/>
      <text:p text:style-name="P17">function_b, y --&gt; 3</text:p>
      <text:p text:style-name="P17">function_b, global_var --&gt; 4</text:p>
      <text:p text:style-name="P17">function_b, return: 12</text:p>
      <text:p text:style-name="P17">function_a, z --&gt; 12</text:p>
      <text:p text:style-name="P17">function_a, global_var --&gt; 4</text:p>
      <text:p text:style-name="P17">resultado de function_a =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7:10:37.725862470</meta:creation-date>
    <dc:date>2015-05-14T19:17:53.704873921</dc:date>
    <meta:editing-duration>PT15M17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5" meta:paragraph-count="174" meta:word-count="582" meta:character-count="4178" meta:non-whitespace-character-count="3353"/>
  </office:meta>
</office:document-meta>
</file>